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7.447cm" svg:y="0.771cm">
            <draw:object draw:notify-on-update-of-ranges="Planilha1.B2:Planilha1.B2 Planilha1.B3:Planilha1.B13 Planilha1.C2:Planilha1.C2 Planilha1.C3:Planilha1.C13 Planilha1.D2:Planilha1.D2 Planilha1.D3:Planilha1.D13 Planilha1.E2:Planilha1.E2 Planilha1.E3:Planilha1.E13 Planilha1.F2:Planilha1.F2 Planilha1.F3:Planilha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768cm" svg:y="10.386cm">
            <draw:object draw:notify-on-update-of-ranges="Planilha1.B17:Planilha1.B17 Planilha1.B18:Planilha1.B28 Planilha1.C17:Planilha1.C17 Planilha1.C18:Planilha1.C28 Planilha1.D17:Planilha1.D17 Planilha1.D18:Planilha1.D28 Planilha1.E17:Planilha1.E17 Planilha1.E18:Planilha1.E28 Planilha1.F17:Planilha1.F17 Planilha1.F18:Planilha1.F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7cm" svg:height="9.004cm" svg:x="33.315cm" svg:y="10.147cm">
            <draw:object draw:notify-on-update-of-ranges="Planilha1.B17:Planilha1.B17 Planilha1.B18:Planilha1.B28 Planilha1.D17:Planilha1.D17 Planilha1.D18:Planilha1.D28 Planilha1.E17:Planilha1.E17 Planilha1.E18:Planilha1.E28 Planilha1.F17:Planilha1.F17 Planilha1.F18:Planilha1.F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7cm" svg:height="9.004cm" svg:x="33.316cm" svg:y="0.505cm">
            <draw:object draw:notify-on-update-of-ranges="Planilha1.B2:Planilha1.B2 Planilha1.B3:Planilha1.B13 Planilha1.D2:Planilha1.D2 Planilha1.D3:Planilha1.D13 Planilha1.E2:Planilha1.E2 Planilha1.E3:Planilha1.E13 Planilha1.F2:Planilha1.F2 Planilha1.F3:Planilha1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97cm" svg:height="9.004cm" svg:x="16.851cm" svg:y="21.781cm">
            <draw:object draw:notify-on-update-of-ranges="Planilha1.B32:Planilha1.B32 Planilha1.B33:Planilha1.B43 Planilha1.C32:Planilha1.C32 Planilha1.C33:Planilha1.C43 Planilha1.D32:Planilha1.D32 Planilha1.D33:Planilha1.D43 Planilha1.E32:Planilha1.E32 Planilha1.E33:Planilha1.E43 Planilha1.F32:Planilha1.F32 Planilha1.F33:Planilha1.F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34.362cm" svg:y="21.542cm">
            <draw:object draw:notify-on-update-of-ranges="Planilha1.B32:Planilha1.B32 Planilha1.B33:Planilha1.B43 Planilha1.C32:Planilha1.C32 Planilha1.C33:Planilha1.C43 Planilha1.D32:Planilha1.D32 Planilha1.D33:Planilha1.D43 Planilha1.F32:Planilha1.F32 Planilha1.F33:Planilha1.F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8cm" svg:height="9.005cm" svg:x="16.74cm" svg:y="31.263cm">
            <draw:object draw:notify-on-update-of-ranges="Planilha1.B47:Planilha1.B47 Planilha1.B48:Planilha1.B58 Planilha1.C47:Planilha1.C47 Planilha1.C48:Planilha1.C58 Planilha1.D47:Planilha1.D47 Planilha1.D48:Planilha1.D58 Planilha1.E47:Planilha1.E47 Planilha1.E48:Planilha1.E58 Planilha1.F47:Planilha1.F47 Planilha1.F48:Planilha1.F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7cm" svg:height="9.004cm" svg:x="16.878cm" svg:y="42.048cm">
            <draw:object draw:notify-on-update-of-ranges="Planilha1.B62:Planilha1.B62 Planilha1.B63:Planilha1.B73 Planilha1.C62:Planilha1.C62 Planilha1.C63:Planilha1.C73 Planilha1.D62:Planilha1.D62 Planilha1.D63:Planilha1.D73 Planilha1.E62:Planilha1.E62 Planilha1.E63:Planilha1.E73 Planilha1.F62:Planilha1.F62 Planilha1.F63:Planilha1.F7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7cm" svg:height="9.005cm" svg:x="33.536cm" svg:y="42.153cm">
            <draw:object draw:notify-on-update-of-ranges="Planilha1.B62:Planilha1.B62 Planilha1.B63:Planilha1.B73 Planilha1.C62:Planilha1.C62 Planilha1.C63:Planilha1.C73 Planilha1.D62:Planilha1.D62 Planilha1.D63:Planilha1.D73 Planilha1.F62:Planilha1.F62 Planilha1.F63:Planilha1.F7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7cm" svg:height="9.005cm" svg:x="17.071cm" svg:y="51.291cm">
            <draw:object draw:notify-on-update-of-ranges="Planilha1.B76:Planilha1.B76 Planilha1.B77:Planilha1.B87 Planilha1.C76:Planilha1.C76 Planilha1.C77:Planilha1.C87 Planilha1.D76:Planilha1.D76 Planilha1.D77:Planilha1.D87 Planilha1.E76:Planilha1.E76 Planilha1.E77:Planilha1.E87 Planilha1.F76:Planilha1.F76 Planilha1.F77:Planilha1.F8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7"/>
          <table:table-cell office:value-type="string" calcext:value-type="string">
            <text:p>Aleatorio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Heap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6402" calcext:value-type="float">
            <text:p>16402</text:p>
          </table:table-cell>
          <table:table-cell office:value-type="float" office:value="399" calcext:value-type="float">
            <text:p>399</text:p>
          </table:table-cell>
          <table:table-cell office:value-type="float" office:value="2157" calcext:value-type="float">
            <text:p>2157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811" calcext:value-type="float">
            <text:p>60811</text:p>
          </table:table-cell>
          <table:table-cell office:value-type="float" office:value="970" calcext:value-type="float">
            <text:p>970</text:p>
          </table:table-cell>
          <table:table-cell office:value-type="float" office:value="5717" calcext:value-type="float">
            <text:p>5717</text:p>
          </table:table-cell>
          <table:table-cell office:value-type="float" office:value="8433" calcext:value-type="float">
            <text:p>8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113" calcext:value-type="float">
            <text:p>250113</text:p>
          </table:table-cell>
          <table:table-cell office:value-type="float" office:value="1477" calcext:value-type="float">
            <text:p>1477</text:p>
          </table:table-cell>
          <table:table-cell office:value-type="float" office:value="13035" calcext:value-type="float">
            <text:p>13035</text:p>
          </table:table-cell>
          <table:table-cell office:value-type="float" office:value="18858" calcext:value-type="float">
            <text:p>188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96238" calcext:value-type="float">
            <text:p>996238</text:p>
          </table:table-cell>
          <table:table-cell office:value-type="float" office:value="3624" calcext:value-type="float">
            <text:p>3624</text:p>
          </table:table-cell>
          <table:table-cell office:value-type="float" office:value="27216" calcext:value-type="float">
            <text:p>27216</text:p>
          </table:table-cell>
          <table:table-cell office:value-type="float" office:value="41745" calcext:value-type="float">
            <text:p>417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3942606" calcext:value-type="float">
            <text:p>3942606</text:p>
          </table:table-cell>
          <table:table-cell office:value-type="float" office:value="7909" calcext:value-type="float">
            <text:p>7909</text:p>
          </table:table-cell>
          <table:table-cell office:value-type="float" office:value="57816" calcext:value-type="float">
            <text:p>57816</text:p>
          </table:table-cell>
          <table:table-cell office:value-type="float" office:value="91435" calcext:value-type="float">
            <text:p>91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5816441" calcext:value-type="float">
            <text:p>15816441</text:p>
          </table:table-cell>
          <table:table-cell office:value-type="float" office:value="10929" calcext:value-type="float">
            <text:p>10929</text:p>
          </table:table-cell>
          <table:table-cell office:value-type="float" office:value="128263" calcext:value-type="float">
            <text:p>128263</text:p>
          </table:table-cell>
          <table:table-cell office:value-type="float" office:value="198860" calcext:value-type="float">
            <text:p>1988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64300795" calcext:value-type="float">
            <text:p>64300795</text:p>
          </table:table-cell>
          <table:table-cell office:value-type="float" office:value="21665" calcext:value-type="float">
            <text:p>21665</text:p>
          </table:table-cell>
          <table:table-cell office:value-type="float" office:value="287486" calcext:value-type="float">
            <text:p>287486</text:p>
          </table:table-cell>
          <table:table-cell office:value-type="float" office:value="429548" calcext:value-type="float">
            <text:p>429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255827079" calcext:value-type="float">
            <text:p>255827079</text:p>
          </table:table-cell>
          <table:table-cell office:value-type="float" office:value="43110" calcext:value-type="float">
            <text:p>43110</text:p>
          </table:table-cell>
          <table:table-cell office:value-type="float" office:value="642719" calcext:value-type="float">
            <text:p>642719</text:p>
          </table:table-cell>
          <table:table-cell office:value-type="float" office:value="923093" calcext:value-type="float">
            <text:p>9230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1025048650" calcext:value-type="float">
            <text:p>1025048650</text:p>
          </table:table-cell>
          <table:table-cell office:value-type="float" office:value="82999" calcext:value-type="float">
            <text:p>82999</text:p>
          </table:table-cell>
          <table:table-cell office:value-type="float" office:value="1393968" calcext:value-type="float">
            <text:p>1393968</text:p>
          </table:table-cell>
          <table:table-cell office:value-type="float" office:value="1974642" calcext:value-type="float">
            <text:p>19746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4094667031" calcext:value-type="float">
            <text:p>4094667031</text:p>
          </table:table-cell>
          <table:table-cell office:value-type="float" office:value="231697" calcext:value-type="float">
            <text:p>231697</text:p>
          </table:table-cell>
          <table:table-cell office:value-type="float" office:value="2818021" calcext:value-type="float">
            <text:p>2818021</text:p>
          </table:table-cell>
          <table:table-cell office:value-type="float" office:value="4204836" calcext:value-type="float">
            <text:p>4204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float" office:value="16365429736" calcext:value-type="float">
            <text:p>16365429736</text:p>
          </table:table-cell>
          <table:table-cell office:value-type="float" office:value="373426" calcext:value-type="float">
            <text:p>373426</text:p>
          </table:table-cell>
          <table:table-cell office:value-type="float" office:value="5683701" calcext:value-type="float">
            <text:p>5683701</text:p>
          </table:table-cell>
          <table:table-cell office:value-type="float" office:value="8922384" calcext:value-type="float">
            <text:p>8922384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Heap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6153" calcext:value-type="float">
            <text:p>16153</text:p>
          </table:table-cell>
          <table:table-cell office:value-type="float" office:value="198" calcext:value-type="float">
            <text:p>198</text:p>
          </table:table-cell>
          <table:table-cell office:value-type="float" office:value="503" calcext:value-type="float">
            <text:p>503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312" calcext:value-type="float">
            <text:p>60312</text:p>
          </table:table-cell>
          <table:table-cell office:value-type="float" office:value="511" calcext:value-type="float">
            <text:p>511</text:p>
          </table:table-cell>
          <table:table-cell office:value-type="float" office:value="1064" calcext:value-type="float">
            <text:p>1064</text:p>
          </table:table-cell>
          <table:table-cell office:value-type="float" office:value="4550" calcext:value-type="float">
            <text:p>45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49114" calcext:value-type="float">
            <text:p>249114</text:p>
          </table:table-cell>
          <table:table-cell office:value-type="float" office:value="494" calcext:value-type="float">
            <text:p>494</text:p>
          </table:table-cell>
          <table:table-cell office:value-type="float" office:value="2404" calcext:value-type="float">
            <text:p>2404</text:p>
          </table:table-cell>
          <table:table-cell office:value-type="float" office:value="10093" calcext:value-type="float">
            <text:p>100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94239" calcext:value-type="float">
            <text:p>994239</text:p>
          </table:table-cell>
          <table:table-cell office:value-type="float" office:value="1777" calcext:value-type="float">
            <text:p>1777</text:p>
          </table:table-cell>
          <table:table-cell office:value-type="float" office:value="5261" calcext:value-type="float">
            <text:p>5261</text:p>
          </table:table-cell>
          <table:table-cell office:value-type="float" office:value="22159" calcext:value-type="float">
            <text:p>22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3938607" calcext:value-type="float">
            <text:p>3938607</text:p>
          </table:table-cell>
          <table:table-cell office:value-type="float" office:value="4048" calcext:value-type="float">
            <text:p>4048</text:p>
          </table:table-cell>
          <table:table-cell office:value-type="float" office:value="11522" calcext:value-type="float">
            <text:p>11522</text:p>
          </table:table-cell>
          <table:table-cell office:value-type="float" office:value="48335" calcext:value-type="float">
            <text:p>48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5808442" calcext:value-type="float">
            <text:p>15808442</text:p>
          </table:table-cell>
          <table:table-cell office:value-type="float" office:value="4710" calcext:value-type="float">
            <text:p>4710</text:p>
          </table:table-cell>
          <table:table-cell office:value-type="float" office:value="25084" calcext:value-type="float">
            <text:p>25084</text:p>
          </table:table-cell>
          <table:table-cell office:value-type="float" office:value="104596" calcext:value-type="float">
            <text:p>1045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64284796" calcext:value-type="float">
            <text:p>64284796</text:p>
          </table:table-cell>
          <table:table-cell office:value-type="float" office:value="5806" calcext:value-type="float">
            <text:p>5806</text:p>
          </table:table-cell>
          <table:table-cell office:value-type="float" office:value="52923" calcext:value-type="float">
            <text:p>52923</text:p>
          </table:table-cell>
          <table:table-cell office:value-type="float" office:value="225196" calcext:value-type="float">
            <text:p>225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255795080" calcext:value-type="float">
            <text:p>255795080</text:p>
          </table:table-cell>
          <table:table-cell office:value-type="float" office:value="14769" calcext:value-type="float">
            <text:p>14769</text:p>
          </table:table-cell>
          <table:table-cell office:value-type="float" office:value="111993" calcext:value-type="float">
            <text:p>111993</text:p>
          </table:table-cell>
          <table:table-cell office:value-type="float" office:value="482292" calcext:value-type="float">
            <text:p>4822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1024984651" calcext:value-type="float">
            <text:p>1024984651</text:p>
          </table:table-cell>
          <table:table-cell office:value-type="float" office:value="32904" calcext:value-type="float">
            <text:p>32904</text:p>
          </table:table-cell>
          <table:table-cell office:value-type="float" office:value="240287" calcext:value-type="float">
            <text:p>240287</text:p>
          </table:table-cell>
          <table:table-cell office:value-type="float" office:value="1028997" calcext:value-type="float">
            <text:p>10289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4094539032" calcext:value-type="float">
            <text:p>4094539032</text:p>
          </table:table-cell>
          <table:table-cell office:value-type="float" office:value="144662" calcext:value-type="float">
            <text:p>144662</text:p>
          </table:table-cell>
          <table:table-cell office:value-type="float" office:value="514080" calcext:value-type="float">
            <text:p>514080</text:p>
          </table:table-cell>
          <table:table-cell office:value-type="float" office:value="2185940" calcext:value-type="float">
            <text:p>21859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float" office:value="16365173737" calcext:value-type="float">
            <text:p>16365173737</text:p>
          </table:table-cell>
          <table:table-cell office:value-type="float" office:value="124505" calcext:value-type="float">
            <text:p>124505</text:p>
          </table:table-cell>
          <table:table-cell office:value-type="float" office:value="1102802" calcext:value-type="float">
            <text:p>1102802</text:p>
          </table:table-cell>
          <table:table-cell office:value-type="float" office:value="4627574" calcext:value-type="float">
            <text:p>4627574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Heap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16" calcext:value-type="float">
            <text:p>616</text:p>
          </table:table-cell>
          <table:table-cell office:value-type="float" office:value="252" calcext:value-type="float">
            <text:p>252</text:p>
          </table:table-cell>
          <table:table-cell office:value-type="float" office:value="13827" calcext:value-type="float">
            <text:p>13827</text:p>
          </table:table-cell>
          <table:table-cell office:value-type="float" office:value="3856" calcext:value-type="float">
            <text:p>38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37" calcext:value-type="float">
            <text:p>1237</text:p>
          </table:table-cell>
          <table:table-cell office:value-type="float" office:value="502" calcext:value-type="float">
            <text:p>502</text:p>
          </table:table-cell>
          <table:table-cell office:value-type="float" office:value="54758" calcext:value-type="float">
            <text:p>54758</text:p>
          </table:table-cell>
          <table:table-cell office:value-type="float" office:value="8750" calcext:value-type="float">
            <text:p>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469" calcext:value-type="float">
            <text:p>2469</text:p>
          </table:table-cell>
          <table:table-cell office:value-type="float" office:value="1002" calcext:value-type="float">
            <text:p>1002</text:p>
          </table:table-cell>
          <table:table-cell office:value-type="float" office:value="215062" calcext:value-type="float">
            <text:p>215062</text:p>
          </table:table-cell>
          <table:table-cell office:value-type="float" office:value="19603" calcext:value-type="float">
            <text:p>19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911" calcext:value-type="float">
            <text:p>4911</text:p>
          </table:table-cell>
          <table:table-cell office:value-type="float" office:value="2002" calcext:value-type="float">
            <text:p>2002</text:p>
          </table:table-cell>
          <table:table-cell office:value-type="float" office:value="847145" calcext:value-type="float">
            <text:p>847145</text:p>
          </table:table-cell>
          <table:table-cell office:value-type="float" office:value="43300" calcext:value-type="float">
            <text:p>43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9788" calcext:value-type="float">
            <text:p>9788</text:p>
          </table:table-cell>
          <table:table-cell office:value-type="float" office:value="4002" calcext:value-type="float">
            <text:p>4002</text:p>
          </table:table-cell>
          <table:table-cell office:value-type="float" office:value="3339644" calcext:value-type="float">
            <text:p>3339644</text:p>
          </table:table-cell>
          <table:table-cell office:value-type="float" office:value="94738" calcext:value-type="float">
            <text:p>947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9337" calcext:value-type="float">
            <text:p>19337</text:p>
          </table:table-cell>
          <table:table-cell office:value-type="float" office:value="8002" calcext:value-type="float">
            <text:p>8002</text:p>
          </table:table-cell>
          <table:table-cell office:value-type="float" office:value="12950283" calcext:value-type="float">
            <text:p>12950283</text:p>
          </table:table-cell>
          <table:table-cell office:value-type="float" office:value="205671" calcext:value-type="float">
            <text:p>2056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39725" calcext:value-type="float">
            <text:p>39725</text:p>
          </table:table-cell>
          <table:table-cell office:value-type="float" office:value="16002" calcext:value-type="float">
            <text:p>16002</text:p>
          </table:table-cell>
          <table:table-cell office:value-type="float" office:value="55420843" calcext:value-type="float">
            <text:p>55420843</text:p>
          </table:table-cell>
          <table:table-cell office:value-type="float" office:value="444532" calcext:value-type="float">
            <text:p>4445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79477" calcext:value-type="float">
            <text:p>79477</text:p>
          </table:table-cell>
          <table:table-cell office:value-type="float" office:value="32002" calcext:value-type="float">
            <text:p>32002</text:p>
          </table:table-cell>
          <table:table-cell office:value-type="float" office:value="221578036" calcext:value-type="float">
            <text:p>221578036</text:p>
          </table:table-cell>
          <table:table-cell office:value-type="float" office:value="953445" calcext:value-type="float">
            <text:p>953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158868" calcext:value-type="float">
            <text:p>158868</text:p>
          </table:table-cell>
          <table:table-cell office:value-type="float" office:value="64002" calcext:value-type="float">
            <text:p>64002</text:p>
          </table:table-cell>
          <table:table-cell office:value-type="float" office:value="886758336" calcext:value-type="float">
            <text:p>886758336</text:p>
          </table:table-cell>
          <table:table-cell office:value-type="float" office:value="2035964" calcext:value-type="float">
            <text:p>20359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317937" calcext:value-type="float">
            <text:p>317937</text:p>
          </table:table-cell>
          <table:table-cell office:value-type="float" office:value="128002" calcext:value-type="float">
            <text:p>128002</text:p>
          </table:table-cell>
          <table:table-cell office:value-type="float" office:value="3544594517" calcext:value-type="float">
            <text:p>3544594517</text:p>
          </table:table-cell>
          <table:table-cell office:value-type="float" office:value="4327546" calcext:value-type="float">
            <text:p>4327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float" office:value="605724" calcext:value-type="float">
            <text:p>605724</text:p>
          </table:table-cell>
          <table:table-cell office:value-type="float" office:value="256002" calcext:value-type="float">
            <text:p>256002</text:p>
          </table:table-cell>
          <table:table-cell office:value-type="float" office:value="13297090192" calcext:value-type="float">
            <text:p>13297090192</text:p>
          </table:table-cell>
          <table:table-cell office:value-type="float" office:value="9157036" calcext:value-type="float">
            <text:p>915703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arcilamente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Heap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146" calcext:value-type="float">
            <text:p>2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4825" calcext:value-type="float">
            <text:p>4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0767" calcext:value-type="float">
            <text:p>107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912" calcext:value-type="float">
            <text:p>2912</text:p>
          </table:table-cell>
          <table:table-cell office:value-type="float" office:value="1" calcext:value-type="float">
            <text:p>1</text:p>
          </table:table-cell>
          <table:table-cell office:value-type="float" office:value="2090" calcext:value-type="float">
            <text:p>2090</text:p>
          </table:table-cell>
          <table:table-cell office:value-type="float" office:value="23555" calcext:value-type="float">
            <text:p>23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5789" calcext:value-type="float">
            <text:p>5789</text:p>
          </table:table-cell>
          <table:table-cell office:value-type="float" office:value="1" calcext:value-type="float">
            <text:p>1</text:p>
          </table:table-cell>
          <table:table-cell office:value-type="float" office:value="4222" calcext:value-type="float">
            <text:p>4222</text:p>
          </table:table-cell>
          <table:table-cell office:value-type="float" office:value="51020" calcext:value-type="float">
            <text:p>510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1338" calcext:value-type="float">
            <text:p>11338</text:p>
          </table:table-cell>
          <table:table-cell office:value-type="float" office:value="1" calcext:value-type="float">
            <text:p>1</text:p>
          </table:table-cell>
          <table:table-cell office:value-type="float" office:value="8739" calcext:value-type="float">
            <text:p>8739</text:p>
          </table:table-cell>
          <table:table-cell office:value-type="float" office:value="110258" calcext:value-type="float">
            <text:p>110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23726" calcext:value-type="float">
            <text:p>23726</text:p>
          </table:table-cell>
          <table:table-cell office:value-type="float" office:value="1" calcext:value-type="float">
            <text:p>1</text:p>
          </table:table-cell>
          <table:table-cell office:value-type="float" office:value="16397" calcext:value-type="float">
            <text:p>16397</text:p>
          </table:table-cell>
          <table:table-cell office:value-type="float" office:value="237540" calcext:value-type="float">
            <text:p>237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47478" calcext:value-type="float">
            <text:p>47478</text:p>
          </table:table-cell>
          <table:table-cell office:value-type="float" office:value="1" calcext:value-type="float">
            <text:p>1</text:p>
          </table:table-cell>
          <table:table-cell office:value-type="float" office:value="32804" calcext:value-type="float">
            <text:p>32804</text:p>
          </table:table-cell>
          <table:table-cell office:value-type="float" office:value="506944" calcext:value-type="float">
            <text:p>506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94869" calcext:value-type="float">
            <text:p>94869</text:p>
          </table:table-cell>
          <table:table-cell office:value-type="float" office:value="1" calcext:value-type="float">
            <text:p>1</text:p>
          </table:table-cell>
          <table:table-cell office:value-type="float" office:value="65576" calcext:value-type="float">
            <text:p>65576</text:p>
          </table:table-cell>
          <table:table-cell office:value-type="float" office:value="1077989" calcext:value-type="float">
            <text:p>1077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189938" calcext:value-type="float">
            <text:p>189938</text:p>
          </table:table-cell>
          <table:table-cell office:value-type="float" office:value="1" calcext:value-type="float">
            <text:p>1</text:p>
          </table:table-cell>
          <table:table-cell office:value-type="float" office:value="131227" calcext:value-type="float">
            <text:p>131227</text:p>
          </table:table-cell>
          <table:table-cell office:value-type="float" office:value="2285542" calcext:value-type="float">
            <text:p>2285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float" office:value="349725" calcext:value-type="float">
            <text:p>349725</text:p>
          </table:table-cell>
          <table:table-cell office:value-type="float" office:value="1" calcext:value-type="float">
            <text:p>1</text:p>
          </table:table-cell>
          <table:table-cell office:value-type="float" office:value="283068" calcext:value-type="float">
            <text:p>283068</text:p>
          </table:table-cell>
          <table:table-cell office:value-type="float" office:value="4812045" calcext:value-type="float">
            <text:p>4812045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Heap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31320" calcext:value-type="float">
            <text:p>31320</text:p>
          </table:table-cell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122592" calcext:value-type="float">
            <text:p>122592</text:p>
          </table:table-cell>
          <table:table-cell office:value-type="float" office:value="8772" calcext:value-type="float">
            <text:p>87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01" calcext:value-type="float">
            <text:p>1001</text:p>
          </table:table-cell>
          <table:table-cell office:value-type="float" office:value="480293" calcext:value-type="float">
            <text:p>480293</text:p>
          </table:table-cell>
          <table:table-cell office:value-type="float" office:value="19625" calcext:value-type="float">
            <text:p>19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1867475" calcext:value-type="float">
            <text:p>1867475</text:p>
          </table:table-cell>
          <table:table-cell office:value-type="float" office:value="43278" calcext:value-type="float">
            <text:p>43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4001" calcext:value-type="float">
            <text:p>4001</text:p>
          </table:table-cell>
          <table:table-cell office:value-type="float" office:value="7310347" calcext:value-type="float">
            <text:p>7310347</text:p>
          </table:table-cell>
          <table:table-cell office:value-type="float" office:value="94677" calcext:value-type="float">
            <text:p>94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7999" calcext:value-type="float">
            <text:p>7999</text:p>
          </table:table-cell>
          <table:table-cell office:value-type="float" office:value="8001" calcext:value-type="float">
            <text:p>8001</text:p>
          </table:table-cell>
          <table:table-cell office:value-type="float" office:value="27509155" calcext:value-type="float">
            <text:p>27509155</text:p>
          </table:table-cell>
          <table:table-cell office:value-type="float" office:value="205302" calcext:value-type="float">
            <text:p>205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15999" calcext:value-type="float">
            <text:p>15999</text:p>
          </table:table-cell>
          <table:table-cell office:value-type="float" office:value="16001" calcext:value-type="float">
            <text:p>16001</text:p>
          </table:table-cell>
          <table:table-cell office:value-type="float" office:value="128023998" calcext:value-type="float">
            <text:p>128023998</text:p>
          </table:table-cell>
          <table:table-cell office:value-type="float" office:value="442872" calcext:value-type="float">
            <text:p>442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31999" calcext:value-type="float">
            <text:p>31999</text:p>
          </table:table-cell>
          <table:table-cell office:value-type="float" office:value="32001" calcext:value-type="float">
            <text:p>32001</text:p>
          </table:table-cell>
          <table:table-cell office:value-type="float" office:value="512047998" calcext:value-type="float">
            <text:p>512047998</text:p>
          </table:table-cell>
          <table:table-cell office:value-type="float" office:value="949813" calcext:value-type="float">
            <text:p>9498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63999" calcext:value-type="float">
            <text:p>63999</text:p>
          </table:table-cell>
          <table:table-cell office:value-type="float" office:value="64001" calcext:value-type="float">
            <text:p>64001</text:p>
          </table:table-cell>
          <table:table-cell office:value-type="float" office:value="2048095998" calcext:value-type="float">
            <text:p>2048095998</text:p>
          </table:table-cell>
          <table:table-cell office:value-type="float" office:value="2029138" calcext:value-type="float">
            <text:p>2029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127999" calcext:value-type="float">
            <text:p>127999</text:p>
          </table:table-cell>
          <table:table-cell office:value-type="float" office:value="128001" calcext:value-type="float">
            <text:p>128001</text:p>
          </table:table-cell>
          <table:table-cell office:value-type="float" office:value="8192191998" calcext:value-type="float">
            <text:p>8192191998</text:p>
          </table:table-cell>
          <table:table-cell office:value-type="float" office:value="4314695" calcext:value-type="float">
            <text:p>4314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office:value-type="float" office:value="255999" calcext:value-type="float">
            <text:p>255999</text:p>
          </table:table-cell>
          <table:table-cell office:value-type="float" office:value="256001" calcext:value-type="float">
            <text:p>256001</text:p>
          </table:table-cell>
          <table:table-cell office:value-type="float" office:value="17210652695" calcext:value-type="float">
            <text:p>17210652695</text:p>
          </table:table-cell>
          <table:table-cell office:value-type="float" office:value="9154211" calcext:value-type="float">
            <text:p>91542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HeapS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173" calcext:value-type="float">
            <text:p>2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4836" calcext:value-type="float">
            <text:p>4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0691" calcext:value-type="float">
            <text:p>10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 office:value-type="float" office:value="23482" calcext:value-type="float">
            <text:p>23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" calcext:value-type="float">
            <text:p>3925</text:p>
          </table:table-cell>
          <table:table-cell office:value-type="float" office:value="51005" calcext:value-type="float">
            <text:p>51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3" calcext:value-type="float">
            <text:p>7953</text:p>
          </table:table-cell>
          <table:table-cell office:value-type="float" office:value="109903" calcext:value-type="float">
            <text:p>1099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99" calcext:value-type="float">
            <text:p>15999</text:p>
          </table:table-cell>
          <table:table-cell office:value-type="float" office:value="235734" calcext:value-type="float">
            <text:p>2357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99" calcext:value-type="float">
            <text:p>31999</text:p>
          </table:table-cell>
          <table:table-cell office:value-type="float" office:value="504324" calcext:value-type="float">
            <text:p>504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99" calcext:value-type="float">
            <text:p>63999</text:p>
          </table:table-cell>
          <table:table-cell office:value-type="float" office:value="1075808" calcext:value-type="float">
            <text:p>1075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99" calcext:value-type="float">
            <text:p>127999</text:p>
          </table:table-cell>
          <table:table-cell office:value-type="float" office:value="2274664" calcext:value-type="float">
            <text:p>2274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" calcext:value-type="float">
            <text:p>2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395" calcext:value-type="float">
            <text:p>134395</text:p>
          </table:table-cell>
          <table:table-cell office:value-type="float" office:value="4807477" calcext:value-type="float">
            <text:p>4807477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orden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06:14:59.2184926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05:52:10.812475088</meta:creation-date>
    <dc:date>2022-11-26T11:52:35.874620472</dc:date>
    <meta:editing-duration>PT1H32M58S</meta:editing-duration>
    <meta:editing-cycles>12</meta:editing-cycles>
    <meta:generator>LibreOffice/6.4.7.2$Linux_X86_64 LibreOffice_project/40$Build-2</meta:generator>
    <meta:document-statistic meta:table-count="1" meta:cell-count="36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6cm" chart:style-name="ch2">
          <text:p>Número de Comparações</text:p>
        </chart:title>
        <chart:legend chart:legend-position="end" svg:x="12.698cm" svg:y="3.454cm" style:legend-expansion="high" chart:style-name="ch3"/>
        <chart:plot-area chart:style-name="ch4" table:cell-range-address="Planilha1.B2:Planilha1.F13" chart:data-source-has-labels="both" svg:x="1.331cm" svg:y="1.275cm" svg:width="11.047cm" svg:height="6.564cm">
          <chartooo:coordinate-region svg:x="3.434cm" svg:y="1.275cm" svg:width="8.619cm" svg:height="5.049cm"/>
          <chart:axis chart:dimension="x" chart:name="primary-x" chart:style-name="ch5" chartooo:axis-type="auto">
            <chartooo:date-scale/>
            <chart:title svg:x="6.704cm" svg:y="8.019cm" chart:style-name="ch6">
              <text:p>n</text:p>
            </chart:title>
            <chart:categories table:cell-range-address="Planilha1.B3:Planilha1.B13"/>
          </chart:axis>
          <chart:axis chart:dimension="y" chart:name="primary-y" chart:style-name="ch5">
            <chart:title svg:x="0.451cm" svg:y="5.593cm" chart:style-name="ch7">
              <text:p>comparações</text:p>
            </chart:title>
            <chart:grid chart:style-name="ch8" chart:class="major"/>
          </chart:axis>
          <chart:series chart:style-name="ch9" chart:values-cell-range-address="Planilha1.C3:Planilha1.C13" chart:label-cell-address="Planilha1.C2:Planilha1.C2" chart:class="chart:line">
            <chart:data-point chart:repeated="11"/>
          </chart:series>
          <chart:series chart:style-name="ch10" chart:values-cell-range-address="Planilha1.D3:Planilha1.D13" chart:label-cell-address="Planilha1.D2:Planilha1.D2" chart:class="chart:line">
            <chart:data-point chart:repeated="11"/>
          </chart:series>
          <chart:series chart:style-name="ch11" chart:values-cell-range-address="Planilha1.E3:Planilha1.E13" chart:label-cell-address="Planilha1.E2:Planilha1.E2" chart:class="chart:line">
            <chart:data-point chart:repeated="11"/>
          </chart:series>
          <chart:series chart:style-name="ch12" chart:values-cell-range-address="Planilha1.F3:Planilha1.F13" chart:label-cell-address="Planilha1.F2:Planilha1.F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2:Planilha1.C2</svg:desc>
                </draw:g>
              </table:table-cell>
              <table:table-cell office:value-type="string">
                <text:p>MergeSort</text:p>
                <draw:g>
                  <svg:desc>Planilha1.D2:Planilha1.D2</svg:desc>
                </draw:g>
              </table:table-cell>
              <table:table-cell office:value-type="string">
                <text:p>QuickSort</text:p>
                <draw:g>
                  <svg:desc>Planilha1.E2:Planilha1.E2</svg:desc>
                </draw:g>
              </table:table-cell>
              <table:table-cell office:value-type="string">
                <text:p>HeapSort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3:Planilha1.B13</svg:desc>
                </draw:g>
              </table:table-cell>
              <table:table-cell office:value-type="float" office:value="16402">
                <text:p>16402</text:p>
                <draw:g>
                  <svg:desc>Planilha1.C3:Planilha1.C13</svg:desc>
                </draw:g>
              </table:table-cell>
              <table:table-cell office:value-type="float" office:value="399">
                <text:p>399</text:p>
                <draw:g>
                  <svg:desc>Planilha1.D3:Planilha1.D13</svg:desc>
                </draw:g>
              </table:table-cell>
              <table:table-cell office:value-type="float" office:value="2157">
                <text:p>2157</text:p>
                <draw:g>
                  <svg:desc>Planilha1.E3:Planilha1.E13</svg:desc>
                </draw:g>
              </table:table-cell>
              <table:table-cell office:value-type="float" office:value="399">
                <text:p>399</text:p>
                <draw:g>
                  <svg:desc>Planilha1.F3:Planilha1.F1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811">
                <text:p>60811</text:p>
              </table:table-cell>
              <table:table-cell office:value-type="float" office:value="970">
                <text:p>970</text:p>
              </table:table-cell>
              <table:table-cell office:value-type="float" office:value="5717">
                <text:p>5717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113">
                <text:p>250113</text:p>
              </table:table-cell>
              <table:table-cell office:value-type="float" office:value="1477">
                <text:p>1477</text:p>
              </table:table-cell>
              <table:table-cell office:value-type="float" office:value="13035">
                <text:p>13035</text:p>
              </table:table-cell>
              <table:table-cell office:value-type="float" office:value="18858">
                <text:p>188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6238">
                <text:p>996238</text:p>
              </table:table-cell>
              <table:table-cell office:value-type="float" office:value="3624">
                <text:p>3624</text:p>
              </table:table-cell>
              <table:table-cell office:value-type="float" office:value="27216">
                <text:p>27216</text:p>
              </table:table-cell>
              <table:table-cell office:value-type="float" office:value="41745">
                <text:p>41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42606">
                <text:p>3942606</text:p>
              </table:table-cell>
              <table:table-cell office:value-type="float" office:value="7909">
                <text:p>7909</text:p>
              </table:table-cell>
              <table:table-cell office:value-type="float" office:value="57816">
                <text:p>57816</text:p>
              </table:table-cell>
              <table:table-cell office:value-type="float" office:value="91435">
                <text:p>914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816441">
                <text:p>15816441</text:p>
              </table:table-cell>
              <table:table-cell office:value-type="float" office:value="10929">
                <text:p>10929</text:p>
              </table:table-cell>
              <table:table-cell office:value-type="float" office:value="128263">
                <text:p>128263</text:p>
              </table:table-cell>
              <table:table-cell office:value-type="float" office:value="198860">
                <text:p>19886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4300795">
                <text:p>64300795</text:p>
              </table:table-cell>
              <table:table-cell office:value-type="float" office:value="21665">
                <text:p>21665</text:p>
              </table:table-cell>
              <table:table-cell office:value-type="float" office:value="287486">
                <text:p>287486</text:p>
              </table:table-cell>
              <table:table-cell office:value-type="float" office:value="429548">
                <text:p>4295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55827079">
                <text:p>255827079</text:p>
              </table:table-cell>
              <table:table-cell office:value-type="float" office:value="43110">
                <text:p>43110</text:p>
              </table:table-cell>
              <table:table-cell office:value-type="float" office:value="642719">
                <text:p>642719</text:p>
              </table:table-cell>
              <table:table-cell office:value-type="float" office:value="923093">
                <text:p>92309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025048650">
                <text:p>1025048650</text:p>
              </table:table-cell>
              <table:table-cell office:value-type="float" office:value="82999">
                <text:p>82999</text:p>
              </table:table-cell>
              <table:table-cell office:value-type="float" office:value="1393968">
                <text:p>1393968</text:p>
              </table:table-cell>
              <table:table-cell office:value-type="float" office:value="1974642">
                <text:p>197464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4094667031">
                <text:p>4094667031</text:p>
              </table:table-cell>
              <table:table-cell office:value-type="float" office:value="231697">
                <text:p>231697</text:p>
              </table:table-cell>
              <table:table-cell office:value-type="float" office:value="2818021">
                <text:p>2818021</text:p>
              </table:table-cell>
              <table:table-cell office:value-type="float" office:value="4204836">
                <text:p>420483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6365429736">
                <text:p>16365429736</text:p>
              </table:table-cell>
              <table:table-cell office:value-type="float" office:value="373426">
                <text:p>373426</text:p>
              </table:table-cell>
              <table:table-cell office:value-type="float" office:value="5683701">
                <text:p>5683701</text:p>
              </table:table-cell>
              <table:table-cell office:value-type="float" office:value="8922384">
                <text:p>8922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204cm" svg:y="0.316cm" chart:style-name="ch2">
          <text:p>Número de Movimentações</text:p>
        </chart:title>
        <chart:legend chart:legend-position="end" svg:x="12.696cm" svg:y="3.457cm" style:legend-expansion="high" chart:style-name="ch3"/>
        <chart:plot-area chart:style-name="ch4" table:cell-range-address="Planilha1.B76:Planilha1.F87" chart:data-source-has-labels="both" svg:x="1.33cm" svg:y="1.275cm" svg:width="11.047cm" svg:height="6.57cm">
          <chartooo:coordinate-region svg:x="2.877cm" svg:y="1.275cm" svg:width="9.36cm" svg:height="5.055cm"/>
          <chart:axis chart:dimension="x" chart:name="primary-x" chart:style-name="ch5" chartooo:axis-type="auto">
            <chartooo:date-scale/>
            <chart:title svg:x="6.703cm" svg:y="8.025cm" chart:style-name="ch6">
              <text:p>n</text:p>
            </chart:title>
            <chart:categories table:cell-range-address="Planilha1.B77:Planilha1.B87"/>
          </chart:axis>
          <chart:axis chart:dimension="y" chart:name="primary-y" chart:style-name="ch5">
            <chart:title svg:x="0.451cm" svg:y="6.231cm" chart:style-name="ch7">
              <text:p>movimentações/trocas</text:p>
            </chart:title>
            <chart:grid chart:style-name="ch8" chart:class="major"/>
          </chart:axis>
          <chart:series chart:style-name="ch9" chart:values-cell-range-address="Planilha1.C77:Planilha1.C87" chart:label-cell-address="Planilha1.C76:Planilha1.C76" chart:class="chart:line">
            <chart:data-point chart:repeated="11"/>
          </chart:series>
          <chart:series chart:style-name="ch10" chart:values-cell-range-address="Planilha1.D77:Planilha1.D87" chart:label-cell-address="Planilha1.D76:Planilha1.D76" chart:class="chart:line">
            <chart:data-point chart:repeated="11"/>
          </chart:series>
          <chart:series chart:style-name="ch11" chart:values-cell-range-address="Planilha1.E77:Planilha1.E87" chart:label-cell-address="Planilha1.E76:Planilha1.E76" chart:class="chart:line">
            <chart:data-point chart:repeated="11"/>
          </chart:series>
          <chart:series chart:style-name="ch12" chart:values-cell-range-address="Planilha1.F77:Planilha1.F87" chart:label-cell-address="Planilha1.F76:Planilha1.F7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76:Planilha1.C76</svg:desc>
                </draw:g>
              </table:table-cell>
              <table:table-cell office:value-type="string">
                <text:p>MergeSort</text:p>
                <draw:g>
                  <svg:desc>Planilha1.D76:Planilha1.D76</svg:desc>
                </draw:g>
              </table:table-cell>
              <table:table-cell office:value-type="string">
                <text:p>QuickSort</text:p>
                <draw:g>
                  <svg:desc>Planilha1.E76:Planilha1.E76</svg:desc>
                </draw:g>
              </table:table-cell>
              <table:table-cell office:value-type="string">
                <text:p>HeapSort</text:p>
                <draw:g>
                  <svg:desc>Planilha1.F76:Planilha1.F76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77:Planilha1.B87</svg:desc>
                </draw:g>
              </table:table-cell>
              <table:table-cell office:value-type="float" office:value="0">
                <text:p>0</text:p>
                <draw:g>
                  <svg:desc>Planilha1.C77:Planilha1.C87</svg:desc>
                </draw:g>
              </table:table-cell>
              <table:table-cell office:value-type="float" office:value="0">
                <text:p>0</text:p>
                <draw:g>
                  <svg:desc>Planilha1.D77:Planilha1.D87</svg:desc>
                </draw:g>
              </table:table-cell>
              <table:table-cell office:value-type="float" office:value="247">
                <text:p>247</text:p>
                <draw:g>
                  <svg:desc>Planilha1.E77:Planilha1.E87</svg:desc>
                </draw:g>
              </table:table-cell>
              <table:table-cell office:value-type="float" office:value="2173">
                <text:p>2173</text:p>
                <draw:g>
                  <svg:desc>Planilha1.F77:Planilha1.F87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0">
                <text:p>970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6">
                <text:p>1946</text:p>
              </table:table-cell>
              <table:table-cell office:value-type="float" office:value="23482">
                <text:p>2348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25">
                <text:p>3925</text:p>
              </table:table-cell>
              <table:table-cell office:value-type="float" office:value="51005">
                <text:p>5100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53">
                <text:p>7953</text:p>
              </table:table-cell>
              <table:table-cell office:value-type="float" office:value="109903">
                <text:p>10990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99">
                <text:p>15999</text:p>
              </table:table-cell>
              <table:table-cell office:value-type="float" office:value="235734">
                <text:p>23573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99">
                <text:p>31999</text:p>
              </table:table-cell>
              <table:table-cell office:value-type="float" office:value="504324">
                <text:p>50432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999">
                <text:p>63999</text:p>
              </table:table-cell>
              <table:table-cell office:value-type="float" office:value="1075808">
                <text:p>107580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999">
                <text:p>127999</text:p>
              </table:table-cell>
              <table:table-cell office:value-type="float" office:value="2274664">
                <text:p>2274664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395">
                <text:p>134395</text:p>
              </table:table-cell>
              <table:table-cell office:value-type="float" office:value="4807477">
                <text:p>48074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89cm" svg:y="0.316cm" chart:style-name="ch2">
          <text:p>Número de Comparações</text:p>
        </chart:title>
        <chart:legend chart:legend-position="end" svg:x="13.066cm" svg:y="3.705cm" style:legend-expansion="high" chart:style-name="ch3"/>
        <chart:plot-area chart:style-name="ch4" table:cell-range-address="Planilha1.B2:Planilha1.B13 Planilha1.D2:Planilha1.F13" chart:data-source-has-labels="both" svg:x="1.33cm" svg:y="1.275cm" svg:width="11.417cm" svg:height="6.569cm">
          <chartooo:coordinate-region svg:x="2.877cm" svg:y="1.275cm" svg:width="9.544cm" svg:height="5.054cm"/>
          <chart:axis chart:dimension="x" chart:name="primary-x" chart:style-name="ch5" chartooo:axis-type="auto">
            <chartooo:date-scale/>
            <chart:title svg:x="6.888cm" svg:y="8.024cm" chart:style-name="ch6">
              <text:p>n</text:p>
            </chart:title>
            <chart:categories table:cell-range-address="Planilha1.B3:Planilha1.B13"/>
          </chart:axis>
          <chart:axis chart:dimension="y" chart:name="primary-y" chart:style-name="ch5">
            <chart:title svg:x="0.451cm" svg:y="5.595cm" chart:style-name="ch7">
              <text:p>comparações</text:p>
            </chart:title>
            <chart:grid chart:style-name="ch8" chart:class="major"/>
          </chart:axis>
          <chart:series chart:style-name="ch9" chart:values-cell-range-address="Planilha1.D3:Planilha1.D13" chart:label-cell-address="Planilha1.D2:Planilha1.D2" chart:class="chart:line">
            <chart:data-point chart:repeated="11"/>
          </chart:series>
          <chart:series chart:style-name="ch10" chart:values-cell-range-address="Planilha1.E3:Planilha1.E13" chart:label-cell-address="Planilha1.E2:Planilha1.E2" chart:class="chart:line">
            <chart:data-point chart:repeated="11"/>
          </chart:series>
          <chart:series chart:style-name="ch11" chart:values-cell-range-address="Planilha1.F3:Planilha1.F13" chart:label-cell-address="Planilha1.F2:Planilha1.F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Planilha1.D2:Planilha1.D2</svg:desc>
                </draw:g>
              </table:table-cell>
              <table:table-cell office:value-type="string">
                <text:p>QuickSort</text:p>
                <draw:g>
                  <svg:desc>Planilha1.E2:Planilha1.E2</svg:desc>
                </draw:g>
              </table:table-cell>
              <table:table-cell office:value-type="string">
                <text:p>HeapSort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3:Planilha1.B13</svg:desc>
                </draw:g>
              </table:table-cell>
              <table:table-cell office:value-type="float" office:value="399">
                <text:p>399</text:p>
                <draw:g>
                  <svg:desc>Planilha1.D3:Planilha1.D13</svg:desc>
                </draw:g>
              </table:table-cell>
              <table:table-cell office:value-type="float" office:value="2157">
                <text:p>2157</text:p>
                <draw:g>
                  <svg:desc>Planilha1.E3:Planilha1.E13</svg:desc>
                </draw:g>
              </table:table-cell>
              <table:table-cell office:value-type="float" office:value="399">
                <text:p>399</text:p>
                <draw:g>
                  <svg:desc>Planilha1.F3:Planilha1.F1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0">
                <text:p>970</text:p>
              </table:table-cell>
              <table:table-cell office:value-type="float" office:value="5717">
                <text:p>5717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77">
                <text:p>1477</text:p>
              </table:table-cell>
              <table:table-cell office:value-type="float" office:value="13035">
                <text:p>13035</text:p>
              </table:table-cell>
              <table:table-cell office:value-type="float" office:value="18858">
                <text:p>188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24">
                <text:p>3624</text:p>
              </table:table-cell>
              <table:table-cell office:value-type="float" office:value="27216">
                <text:p>27216</text:p>
              </table:table-cell>
              <table:table-cell office:value-type="float" office:value="41745">
                <text:p>41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09">
                <text:p>7909</text:p>
              </table:table-cell>
              <table:table-cell office:value-type="float" office:value="57816">
                <text:p>57816</text:p>
              </table:table-cell>
              <table:table-cell office:value-type="float" office:value="91435">
                <text:p>914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929">
                <text:p>10929</text:p>
              </table:table-cell>
              <table:table-cell office:value-type="float" office:value="128263">
                <text:p>128263</text:p>
              </table:table-cell>
              <table:table-cell office:value-type="float" office:value="198860">
                <text:p>19886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1665">
                <text:p>21665</text:p>
              </table:table-cell>
              <table:table-cell office:value-type="float" office:value="287486">
                <text:p>287486</text:p>
              </table:table-cell>
              <table:table-cell office:value-type="float" office:value="429548">
                <text:p>4295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3110">
                <text:p>43110</text:p>
              </table:table-cell>
              <table:table-cell office:value-type="float" office:value="642719">
                <text:p>642719</text:p>
              </table:table-cell>
              <table:table-cell office:value-type="float" office:value="923093">
                <text:p>92309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82999">
                <text:p>82999</text:p>
              </table:table-cell>
              <table:table-cell office:value-type="float" office:value="1393968">
                <text:p>1393968</text:p>
              </table:table-cell>
              <table:table-cell office:value-type="float" office:value="1974642">
                <text:p>197464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231697">
                <text:p>231697</text:p>
              </table:table-cell>
              <table:table-cell office:value-type="float" office:value="2818021">
                <text:p>2818021</text:p>
              </table:table-cell>
              <table:table-cell office:value-type="float" office:value="4204836">
                <text:p>420483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373426">
                <text:p>373426</text:p>
              </table:table-cell>
              <table:table-cell office:value-type="float" office:value="5683701">
                <text:p>5683701</text:p>
              </table:table-cell>
              <table:table-cell office:value-type="float" office:value="8922384">
                <text:p>8922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04cm" svg:y="0.316cm" chart:style-name="ch2">
          <text:p>Número de Movimentações</text:p>
        </chart:title>
        <chart:legend chart:legend-position="end" svg:x="12.696cm" svg:y="3.456cm" style:legend-expansion="high" chart:style-name="ch3"/>
        <chart:plot-area chart:style-name="ch4" table:cell-range-address="Planilha1.B17:Planilha1.F28" chart:data-source-has-labels="both" svg:x="1.33cm" svg:y="1.275cm" svg:width="11.047cm" svg:height="6.569cm">
          <chartooo:coordinate-region svg:x="3.433cm" svg:y="1.275cm" svg:width="8.619cm" svg:height="5.054cm"/>
          <chart:axis chart:dimension="x" chart:name="primary-x" chart:style-name="ch5" chartooo:axis-type="auto">
            <chartooo:date-scale/>
            <chart:title svg:x="6.703cm" svg:y="8.024cm" chart:style-name="ch6">
              <text:p>n</text:p>
            </chart:title>
            <chart:categories table:cell-range-address="Planilha1.B18:Planilha1.B28"/>
          </chart:axis>
          <chart:axis chart:dimension="y" chart:name="primary-y" chart:style-name="ch5">
            <chart:title svg:x="0.451cm" svg:y="6.23cm" chart:style-name="ch7">
              <text:p>movimentações/trocas</text:p>
            </chart:title>
            <chart:grid chart:style-name="ch8" chart:class="major"/>
          </chart:axis>
          <chart:series chart:style-name="ch9" chart:values-cell-range-address="Planilha1.C18:Planilha1.C28" chart:label-cell-address="Planilha1.C17:Planilha1.C17" chart:class="chart:line">
            <chart:data-point chart:repeated="11"/>
          </chart:series>
          <chart:series chart:style-name="ch10" chart:values-cell-range-address="Planilha1.D18:Planilha1.D28" chart:label-cell-address="Planilha1.D17:Planilha1.D17" chart:class="chart:line">
            <chart:data-point chart:repeated="11"/>
          </chart:series>
          <chart:series chart:style-name="ch11" chart:values-cell-range-address="Planilha1.E18:Planilha1.E28" chart:label-cell-address="Planilha1.E17:Planilha1.E17" chart:class="chart:line">
            <chart:data-point chart:repeated="11"/>
          </chart:series>
          <chart:series chart:style-name="ch12" chart:values-cell-range-address="Planilha1.F18:Planilha1.F28" chart:label-cell-address="Planilha1.F17:Planilha1.F1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17:Planilha1.C17</svg:desc>
                </draw:g>
              </table:table-cell>
              <table:table-cell office:value-type="string">
                <text:p>MergeSort</text:p>
                <draw:g>
                  <svg:desc>Planilha1.D17:Planilha1.D17</svg:desc>
                </draw:g>
              </table:table-cell>
              <table:table-cell office:value-type="string">
                <text:p>QuickSort</text:p>
                <draw:g>
                  <svg:desc>Planilha1.E17:Planilha1.E17</svg:desc>
                </draw:g>
              </table:table-cell>
              <table:table-cell office:value-type="string">
                <text:p>HeapSort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18:Planilha1.B28</svg:desc>
                </draw:g>
              </table:table-cell>
              <table:table-cell office:value-type="float" office:value="16153">
                <text:p>16153</text:p>
                <draw:g>
                  <svg:desc>Planilha1.C18:Planilha1.C28</svg:desc>
                </draw:g>
              </table:table-cell>
              <table:table-cell office:value-type="float" office:value="198">
                <text:p>198</text:p>
                <draw:g>
                  <svg:desc>Planilha1.D18:Planilha1.D28</svg:desc>
                </draw:g>
              </table:table-cell>
              <table:table-cell office:value-type="float" office:value="503">
                <text:p>503</text:p>
                <draw:g>
                  <svg:desc>Planilha1.E18:Planilha1.E28</svg:desc>
                </draw:g>
              </table:table-cell>
              <table:table-cell office:value-type="float" office:value="2011">
                <text:p>2011</text:p>
                <draw:g>
                  <svg:desc>Planilha1.F18:Planilha1.F2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312">
                <text:p>60312</text:p>
              </table:table-cell>
              <table:table-cell office:value-type="float" office:value="511">
                <text:p>511</text:p>
              </table:table-cell>
              <table:table-cell office:value-type="float" office:value="1064">
                <text:p>1064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9114">
                <text:p>249114</text:p>
              </table:table-cell>
              <table:table-cell office:value-type="float" office:value="494">
                <text:p>494</text:p>
              </table:table-cell>
              <table:table-cell office:value-type="float" office:value="2404">
                <text:p>2404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4239">
                <text:p>994239</text:p>
              </table:table-cell>
              <table:table-cell office:value-type="float" office:value="1777">
                <text:p>1777</text:p>
              </table:table-cell>
              <table:table-cell office:value-type="float" office:value="5261">
                <text:p>5261</text:p>
              </table:table-cell>
              <table:table-cell office:value-type="float" office:value="22159">
                <text:p>22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38607">
                <text:p>3938607</text:p>
              </table:table-cell>
              <table:table-cell office:value-type="float" office:value="4048">
                <text:p>4048</text:p>
              </table:table-cell>
              <table:table-cell office:value-type="float" office:value="11522">
                <text:p>11522</text:p>
              </table:table-cell>
              <table:table-cell office:value-type="float" office:value="48335">
                <text:p>483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808442">
                <text:p>15808442</text:p>
              </table:table-cell>
              <table:table-cell office:value-type="float" office:value="4710">
                <text:p>4710</text:p>
              </table:table-cell>
              <table:table-cell office:value-type="float" office:value="25084">
                <text:p>25084</text:p>
              </table:table-cell>
              <table:table-cell office:value-type="float" office:value="104596">
                <text:p>10459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4284796">
                <text:p>64284796</text:p>
              </table:table-cell>
              <table:table-cell office:value-type="float" office:value="5806">
                <text:p>5806</text:p>
              </table:table-cell>
              <table:table-cell office:value-type="float" office:value="52923">
                <text:p>52923</text:p>
              </table:table-cell>
              <table:table-cell office:value-type="float" office:value="225196">
                <text:p>2251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55795080">
                <text:p>255795080</text:p>
              </table:table-cell>
              <table:table-cell office:value-type="float" office:value="14769">
                <text:p>14769</text:p>
              </table:table-cell>
              <table:table-cell office:value-type="float" office:value="111993">
                <text:p>111993</text:p>
              </table:table-cell>
              <table:table-cell office:value-type="float" office:value="482292">
                <text:p>48229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024984651">
                <text:p>1024984651</text:p>
              </table:table-cell>
              <table:table-cell office:value-type="float" office:value="32904">
                <text:p>32904</text:p>
              </table:table-cell>
              <table:table-cell office:value-type="float" office:value="240287">
                <text:p>240287</text:p>
              </table:table-cell>
              <table:table-cell office:value-type="float" office:value="1028997">
                <text:p>1028997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4094539032">
                <text:p>4094539032</text:p>
              </table:table-cell>
              <table:table-cell office:value-type="float" office:value="144662">
                <text:p>144662</text:p>
              </table:table-cell>
              <table:table-cell office:value-type="float" office:value="514080">
                <text:p>514080</text:p>
              </table:table-cell>
              <table:table-cell office:value-type="float" office:value="2185940">
                <text:p>2185940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6365173737">
                <text:p>16365173737</text:p>
              </table:table-cell>
              <table:table-cell office:value-type="float" office:value="124505">
                <text:p>124505</text:p>
              </table:table-cell>
              <table:table-cell office:value-type="float" office:value="1102802">
                <text:p>1102802</text:p>
              </table:table-cell>
              <table:table-cell office:value-type="float" office:value="4627574">
                <text:p>4627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04cm" svg:y="0.316cm" chart:style-name="ch2">
          <text:p>Número de Movimentações</text:p>
        </chart:title>
        <chart:legend chart:legend-position="end" svg:x="13.066cm" svg:y="3.705cm" style:legend-expansion="high" chart:style-name="ch3"/>
        <chart:plot-area chart:style-name="ch4" table:cell-range-address="Planilha1.B17:Planilha1.B28 Planilha1.D17:Planilha1.F28" chart:data-source-has-labels="both" svg:x="1.33cm" svg:y="1.275cm" svg:width="11.417cm" svg:height="6.569cm">
          <chartooo:coordinate-region svg:x="2.877cm" svg:y="1.275cm" svg:width="9.73cm" svg:height="5.054cm"/>
          <chart:axis chart:dimension="x" chart:name="primary-x" chart:style-name="ch5" chartooo:axis-type="auto">
            <chartooo:date-scale/>
            <chart:title svg:x="6.888cm" svg:y="8.024cm" chart:style-name="ch6">
              <text:p>n</text:p>
            </chart:title>
            <chart:categories table:cell-range-address="Planilha1.B18:Planilha1.B28"/>
          </chart:axis>
          <chart:axis chart:dimension="y" chart:name="primary-y" chart:style-name="ch5">
            <chart:title svg:x="0.451cm" svg:y="6.23cm" chart:style-name="ch7">
              <text:p>movimentações/trocas</text:p>
            </chart:title>
            <chart:grid chart:style-name="ch8" chart:class="major"/>
          </chart:axis>
          <chart:series chart:style-name="ch9" chart:values-cell-range-address="Planilha1.D18:Planilha1.D28" chart:label-cell-address="Planilha1.D17:Planilha1.D17" chart:class="chart:line">
            <chart:data-point chart:repeated="11"/>
          </chart:series>
          <chart:series chart:style-name="ch10" chart:values-cell-range-address="Planilha1.E18:Planilha1.E28" chart:label-cell-address="Planilha1.E17:Planilha1.E17" chart:class="chart:line">
            <chart:data-point chart:repeated="11"/>
          </chart:series>
          <chart:series chart:style-name="ch11" chart:values-cell-range-address="Planilha1.F18:Planilha1.F28" chart:label-cell-address="Planilha1.F17:Planilha1.F1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Planilha1.D17:Planilha1.D17</svg:desc>
                </draw:g>
              </table:table-cell>
              <table:table-cell office:value-type="string">
                <text:p>QuickSort</text:p>
                <draw:g>
                  <svg:desc>Planilha1.E17:Planilha1.E17</svg:desc>
                </draw:g>
              </table:table-cell>
              <table:table-cell office:value-type="string">
                <text:p>HeapSort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18:Planilha1.B28</svg:desc>
                </draw:g>
              </table:table-cell>
              <table:table-cell office:value-type="float" office:value="198">
                <text:p>198</text:p>
                <draw:g>
                  <svg:desc>Planilha1.D18:Planilha1.D28</svg:desc>
                </draw:g>
              </table:table-cell>
              <table:table-cell office:value-type="float" office:value="503">
                <text:p>503</text:p>
                <draw:g>
                  <svg:desc>Planilha1.E18:Planilha1.E28</svg:desc>
                </draw:g>
              </table:table-cell>
              <table:table-cell office:value-type="float" office:value="2011">
                <text:p>2011</text:p>
                <draw:g>
                  <svg:desc>Planilha1.F18:Planilha1.F2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11">
                <text:p>511</text:p>
              </table:table-cell>
              <table:table-cell office:value-type="float" office:value="1064">
                <text:p>1064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4">
                <text:p>494</text:p>
              </table:table-cell>
              <table:table-cell office:value-type="float" office:value="2404">
                <text:p>2404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77">
                <text:p>1777</text:p>
              </table:table-cell>
              <table:table-cell office:value-type="float" office:value="5261">
                <text:p>5261</text:p>
              </table:table-cell>
              <table:table-cell office:value-type="float" office:value="22159">
                <text:p>22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48">
                <text:p>4048</text:p>
              </table:table-cell>
              <table:table-cell office:value-type="float" office:value="11522">
                <text:p>11522</text:p>
              </table:table-cell>
              <table:table-cell office:value-type="float" office:value="48335">
                <text:p>483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10">
                <text:p>4710</text:p>
              </table:table-cell>
              <table:table-cell office:value-type="float" office:value="25084">
                <text:p>25084</text:p>
              </table:table-cell>
              <table:table-cell office:value-type="float" office:value="104596">
                <text:p>10459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806">
                <text:p>5806</text:p>
              </table:table-cell>
              <table:table-cell office:value-type="float" office:value="52923">
                <text:p>52923</text:p>
              </table:table-cell>
              <table:table-cell office:value-type="float" office:value="225196">
                <text:p>2251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4769">
                <text:p>14769</text:p>
              </table:table-cell>
              <table:table-cell office:value-type="float" office:value="111993">
                <text:p>111993</text:p>
              </table:table-cell>
              <table:table-cell office:value-type="float" office:value="482292">
                <text:p>48229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32904">
                <text:p>32904</text:p>
              </table:table-cell>
              <table:table-cell office:value-type="float" office:value="240287">
                <text:p>240287</text:p>
              </table:table-cell>
              <table:table-cell office:value-type="float" office:value="1028997">
                <text:p>1028997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44662">
                <text:p>144662</text:p>
              </table:table-cell>
              <table:table-cell office:value-type="float" office:value="514080">
                <text:p>514080</text:p>
              </table:table-cell>
              <table:table-cell office:value-type="float" office:value="2185940">
                <text:p>2185940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24505">
                <text:p>124505</text:p>
              </table:table-cell>
              <table:table-cell office:value-type="float" office:value="1102802">
                <text:p>1102802</text:p>
              </table:table-cell>
              <table:table-cell office:value-type="float" office:value="4627574">
                <text:p>46275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89cm" svg:y="0.316cm" chart:style-name="ch2">
          <text:p>Número de Comparações</text:p>
        </chart:title>
        <chart:legend chart:legend-position="end" svg:x="12.696cm" svg:y="3.456cm" style:legend-expansion="high" chart:style-name="ch3"/>
        <chart:plot-area chart:style-name="ch4" table:cell-range-address="Planilha1.B32:Planilha1.F43" chart:data-source-has-labels="both" svg:x="1.33cm" svg:y="1.275cm" svg:width="11.047cm" svg:height="6.569cm">
          <chartooo:coordinate-region svg:x="3.433cm" svg:y="1.275cm" svg:width="8.619cm" svg:height="5.053cm"/>
          <chart:axis chart:dimension="x" chart:name="primary-x" chart:style-name="ch5" chartooo:axis-type="auto">
            <chartooo:date-scale/>
            <chart:title svg:x="6.703cm" svg:y="8.024cm" chart:style-name="ch6">
              <text:p>n</text:p>
            </chart:title>
            <chart:categories table:cell-range-address="Planilha1.B33:Planilha1.B43"/>
          </chart:axis>
          <chart:axis chart:dimension="y" chart:name="primary-y" chart:style-name="ch5">
            <chart:title svg:x="0.451cm" svg:y="5.595cm" chart:style-name="ch7">
              <text:p>comparações</text:p>
            </chart:title>
            <chart:grid chart:style-name="ch8" chart:class="major"/>
          </chart:axis>
          <chart:series chart:style-name="ch9" chart:values-cell-range-address="Planilha1.C33:Planilha1.C43" chart:label-cell-address="Planilha1.C32:Planilha1.C32" chart:class="chart:line">
            <chart:data-point chart:repeated="11"/>
          </chart:series>
          <chart:series chart:style-name="ch10" chart:values-cell-range-address="Planilha1.D33:Planilha1.D43" chart:label-cell-address="Planilha1.D32:Planilha1.D32" chart:class="chart:line">
            <chart:data-point chart:repeated="11"/>
          </chart:series>
          <chart:series chart:style-name="ch11" chart:values-cell-range-address="Planilha1.E33:Planilha1.E43" chart:label-cell-address="Planilha1.E32:Planilha1.E32" chart:class="chart:line">
            <chart:data-point chart:repeated="11"/>
          </chart:series>
          <chart:series chart:style-name="ch12" chart:values-cell-range-address="Planilha1.F33:Planilha1.F43" chart:label-cell-address="Planilha1.F32:Planilha1.F3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32:Planilha1.C32</svg:desc>
                </draw:g>
              </table:table-cell>
              <table:table-cell office:value-type="string">
                <text:p>MergeSort</text:p>
                <draw:g>
                  <svg:desc>Planilha1.D32:Planilha1.D32</svg:desc>
                </draw:g>
              </table:table-cell>
              <table:table-cell office:value-type="string">
                <text:p>QuickSort</text:p>
                <draw:g>
                  <svg:desc>Planilha1.E32:Planilha1.E32</svg:desc>
                </draw:g>
              </table:table-cell>
              <table:table-cell office:value-type="string">
                <text:p>HeapSort</text:p>
                <draw:g>
                  <svg:desc>Planilha1.F32:Planilha1.F3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33:Planilha1.B43</svg:desc>
                </draw:g>
              </table:table-cell>
              <table:table-cell office:value-type="float" office:value="616">
                <text:p>616</text:p>
                <draw:g>
                  <svg:desc>Planilha1.C33:Planilha1.C43</svg:desc>
                </draw:g>
              </table:table-cell>
              <table:table-cell office:value-type="float" office:value="252">
                <text:p>252</text:p>
                <draw:g>
                  <svg:desc>Planilha1.D33:Planilha1.D43</svg:desc>
                </draw:g>
              </table:table-cell>
              <table:table-cell office:value-type="float" office:value="13827">
                <text:p>13827</text:p>
                <draw:g>
                  <svg:desc>Planilha1.E33:Planilha1.E43</svg:desc>
                </draw:g>
              </table:table-cell>
              <table:table-cell office:value-type="float" office:value="3856">
                <text:p>3856</text:p>
                <draw:g>
                  <svg:desc>Planilha1.F33:Planilha1.F4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7">
                <text:p>1237</text:p>
              </table:table-cell>
              <table:table-cell office:value-type="float" office:value="502">
                <text:p>502</text:p>
              </table:table-cell>
              <table:table-cell office:value-type="float" office:value="54758">
                <text:p>54758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69">
                <text:p>2469</text:p>
              </table:table-cell>
              <table:table-cell office:value-type="float" office:value="1002">
                <text:p>1002</text:p>
              </table:table-cell>
              <table:table-cell office:value-type="float" office:value="215062">
                <text:p>215062</text:p>
              </table:table-cell>
              <table:table-cell office:value-type="float" office:value="19603">
                <text:p>196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911">
                <text:p>4911</text:p>
              </table:table-cell>
              <table:table-cell office:value-type="float" office:value="2002">
                <text:p>2002</text:p>
              </table:table-cell>
              <table:table-cell office:value-type="float" office:value="847145">
                <text:p>847145</text:p>
              </table:table-cell>
              <table:table-cell office:value-type="float" office:value="43300">
                <text:p>433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788">
                <text:p>9788</text:p>
              </table:table-cell>
              <table:table-cell office:value-type="float" office:value="4002">
                <text:p>4002</text:p>
              </table:table-cell>
              <table:table-cell office:value-type="float" office:value="3339644">
                <text:p>3339644</text:p>
              </table:table-cell>
              <table:table-cell office:value-type="float" office:value="94738">
                <text:p>9473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337">
                <text:p>19337</text:p>
              </table:table-cell>
              <table:table-cell office:value-type="float" office:value="8002">
                <text:p>8002</text:p>
              </table:table-cell>
              <table:table-cell office:value-type="float" office:value="12950283">
                <text:p>12950283</text:p>
              </table:table-cell>
              <table:table-cell office:value-type="float" office:value="205671">
                <text:p>20567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9725">
                <text:p>39725</text:p>
              </table:table-cell>
              <table:table-cell office:value-type="float" office:value="16002">
                <text:p>16002</text:p>
              </table:table-cell>
              <table:table-cell office:value-type="float" office:value="55420843">
                <text:p>55420843</text:p>
              </table:table-cell>
              <table:table-cell office:value-type="float" office:value="444532">
                <text:p>44453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9477">
                <text:p>79477</text:p>
              </table:table-cell>
              <table:table-cell office:value-type="float" office:value="32002">
                <text:p>32002</text:p>
              </table:table-cell>
              <table:table-cell office:value-type="float" office:value="221578036">
                <text:p>221578036</text:p>
              </table:table-cell>
              <table:table-cell office:value-type="float" office:value="953445">
                <text:p>95344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58868">
                <text:p>158868</text:p>
              </table:table-cell>
              <table:table-cell office:value-type="float" office:value="64002">
                <text:p>64002</text:p>
              </table:table-cell>
              <table:table-cell office:value-type="float" office:value="886758336">
                <text:p>886758336</text:p>
              </table:table-cell>
              <table:table-cell office:value-type="float" office:value="2035964">
                <text:p>2035964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17937">
                <text:p>317937</text:p>
              </table:table-cell>
              <table:table-cell office:value-type="float" office:value="128002">
                <text:p>128002</text:p>
              </table:table-cell>
              <table:table-cell office:value-type="float" office:value="3544594517">
                <text:p>3544594517</text:p>
              </table:table-cell>
              <table:table-cell office:value-type="float" office:value="4327546">
                <text:p>432754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605724">
                <text:p>605724</text:p>
              </table:table-cell>
              <table:table-cell office:value-type="float" office:value="256002">
                <text:p>256002</text:p>
              </table:table-cell>
              <table:table-cell office:value-type="float" office:value="13297090192">
                <text:p>13297090192</text:p>
              </table:table-cell>
              <table:table-cell office:value-type="float" office:value="9157036">
                <text:p>91570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89cm" svg:y="0.316cm" chart:style-name="ch2">
          <text:p>Número de Comparações</text:p>
        </chart:title>
        <chart:legend chart:legend-position="end" svg:x="12.696cm" svg:y="3.705cm" style:legend-expansion="high" chart:style-name="ch3"/>
        <chart:plot-area chart:style-name="ch4" table:cell-range-address="Planilha1.B32:Planilha1.D43 Planilha1.F32:Planilha1.F43" chart:data-source-has-labels="both" svg:x="1.33cm" svg:y="1.275cm" svg:width="11.047cm" svg:height="6.569cm">
          <chartooo:coordinate-region svg:x="2.877cm" svg:y="1.275cm" svg:width="9.174cm" svg:height="5.054cm"/>
          <chart:axis chart:dimension="x" chart:name="primary-x" chart:style-name="ch5" chartooo:axis-type="auto">
            <chartooo:date-scale/>
            <chart:title svg:x="6.703cm" svg:y="8.024cm" chart:style-name="ch6">
              <text:p>n</text:p>
            </chart:title>
            <chart:categories table:cell-range-address="Planilha1.B33:Planilha1.B43"/>
          </chart:axis>
          <chart:axis chart:dimension="y" chart:name="primary-y" chart:style-name="ch5">
            <chart:title svg:x="0.451cm" svg:y="5.595cm" chart:style-name="ch7">
              <text:p>comparações</text:p>
            </chart:title>
            <chart:grid chart:style-name="ch8" chart:class="major"/>
          </chart:axis>
          <chart:series chart:style-name="ch9" chart:values-cell-range-address="Planilha1.C33:Planilha1.C43" chart:label-cell-address="Planilha1.C32:Planilha1.C32" chart:class="chart:line">
            <chart:data-point chart:repeated="11"/>
          </chart:series>
          <chart:series chart:style-name="ch10" chart:values-cell-range-address="Planilha1.D33:Planilha1.D43" chart:label-cell-address="Planilha1.D32:Planilha1.D32" chart:class="chart:line">
            <chart:data-point chart:repeated="11"/>
          </chart:series>
          <chart:series chart:style-name="ch11" chart:values-cell-range-address="Planilha1.F33:Planilha1.F43" chart:label-cell-address="Planilha1.F32:Planilha1.F3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32:Planilha1.C32</svg:desc>
                </draw:g>
              </table:table-cell>
              <table:table-cell office:value-type="string">
                <text:p>MergeSort</text:p>
                <draw:g>
                  <svg:desc>Planilha1.D32:Planilha1.D32</svg:desc>
                </draw:g>
              </table:table-cell>
              <table:table-cell office:value-type="string">
                <text:p>HeapSort</text:p>
                <draw:g>
                  <svg:desc>Planilha1.F32:Planilha1.F3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33:Planilha1.B43</svg:desc>
                </draw:g>
              </table:table-cell>
              <table:table-cell office:value-type="float" office:value="616">
                <text:p>616</text:p>
                <draw:g>
                  <svg:desc>Planilha1.C33:Planilha1.C43</svg:desc>
                </draw:g>
              </table:table-cell>
              <table:table-cell office:value-type="float" office:value="252">
                <text:p>252</text:p>
                <draw:g>
                  <svg:desc>Planilha1.D33:Planilha1.D43</svg:desc>
                </draw:g>
              </table:table-cell>
              <table:table-cell office:value-type="float" office:value="3856">
                <text:p>3856</text:p>
                <draw:g>
                  <svg:desc>Planilha1.F33:Planilha1.F4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7">
                <text:p>1237</text:p>
              </table:table-cell>
              <table:table-cell office:value-type="float" office:value="502">
                <text:p>502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69">
                <text:p>2469</text:p>
              </table:table-cell>
              <table:table-cell office:value-type="float" office:value="1002">
                <text:p>1002</text:p>
              </table:table-cell>
              <table:table-cell office:value-type="float" office:value="19603">
                <text:p>196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911">
                <text:p>4911</text:p>
              </table:table-cell>
              <table:table-cell office:value-type="float" office:value="2002">
                <text:p>2002</text:p>
              </table:table-cell>
              <table:table-cell office:value-type="float" office:value="43300">
                <text:p>433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788">
                <text:p>9788</text:p>
              </table:table-cell>
              <table:table-cell office:value-type="float" office:value="4002">
                <text:p>4002</text:p>
              </table:table-cell>
              <table:table-cell office:value-type="float" office:value="94738">
                <text:p>9473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337">
                <text:p>19337</text:p>
              </table:table-cell>
              <table:table-cell office:value-type="float" office:value="8002">
                <text:p>8002</text:p>
              </table:table-cell>
              <table:table-cell office:value-type="float" office:value="205671">
                <text:p>20567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9725">
                <text:p>39725</text:p>
              </table:table-cell>
              <table:table-cell office:value-type="float" office:value="16002">
                <text:p>16002</text:p>
              </table:table-cell>
              <table:table-cell office:value-type="float" office:value="444532">
                <text:p>44453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9477">
                <text:p>79477</text:p>
              </table:table-cell>
              <table:table-cell office:value-type="float" office:value="32002">
                <text:p>32002</text:p>
              </table:table-cell>
              <table:table-cell office:value-type="float" office:value="953445">
                <text:p>95344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58868">
                <text:p>158868</text:p>
              </table:table-cell>
              <table:table-cell office:value-type="float" office:value="64002">
                <text:p>64002</text:p>
              </table:table-cell>
              <table:table-cell office:value-type="float" office:value="2035964">
                <text:p>2035964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17937">
                <text:p>317937</text:p>
              </table:table-cell>
              <table:table-cell office:value-type="float" office:value="128002">
                <text:p>128002</text:p>
              </table:table-cell>
              <table:table-cell office:value-type="float" office:value="4327546">
                <text:p>432754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605724">
                <text:p>605724</text:p>
              </table:table-cell>
              <table:table-cell office:value-type="float" office:value="256002">
                <text:p>256002</text:p>
              </table:table-cell>
              <table:table-cell office:value-type="float" office:value="9157036">
                <text:p>91570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5.204cm" svg:y="0.316cm" chart:style-name="ch2">
          <text:p>Número de Movimentações</text:p>
        </chart:title>
        <chart:legend chart:legend-position="end" svg:x="12.697cm" svg:y="3.457cm" style:legend-expansion="high" chart:style-name="ch3"/>
        <chart:plot-area chart:style-name="ch4" table:cell-range-address="Planilha1.B47:Planilha1.F58" chart:data-source-has-labels="both" svg:x="1.33cm" svg:y="1.275cm" svg:width="11.048cm" svg:height="6.57cm">
          <chartooo:coordinate-region svg:x="2.877cm" svg:y="1.275cm" svg:width="9.362cm" svg:height="5.055cm"/>
          <chart:axis chart:dimension="x" chart:name="primary-x" chart:style-name="ch5" chartooo:axis-type="auto">
            <chartooo:date-scale/>
            <chart:title svg:x="6.704cm" svg:y="8.025cm" chart:style-name="ch6">
              <text:p>n</text:p>
            </chart:title>
            <chart:categories table:cell-range-address="Planilha1.B48:Planilha1.B58"/>
          </chart:axis>
          <chart:axis chart:dimension="y" chart:name="primary-y" chart:style-name="ch5">
            <chart:title svg:x="0.451cm" svg:y="6.231cm" chart:style-name="ch7">
              <text:p>movimentações/trocas</text:p>
            </chart:title>
            <chart:grid chart:style-name="ch8" chart:class="major"/>
          </chart:axis>
          <chart:series chart:style-name="ch9" chart:values-cell-range-address="Planilha1.C48:Planilha1.C58" chart:label-cell-address="Planilha1.C47:Planilha1.C47" chart:class="chart:line">
            <chart:data-point chart:repeated="11"/>
          </chart:series>
          <chart:series chart:style-name="ch10" chart:values-cell-range-address="Planilha1.D48:Planilha1.D58" chart:label-cell-address="Planilha1.D47:Planilha1.D47" chart:class="chart:line">
            <chart:data-point chart:repeated="11"/>
          </chart:series>
          <chart:series chart:style-name="ch11" chart:values-cell-range-address="Planilha1.E48:Planilha1.E58" chart:label-cell-address="Planilha1.E47:Planilha1.E47" chart:class="chart:line">
            <chart:data-point chart:repeated="11"/>
          </chart:series>
          <chart:series chart:style-name="ch12" chart:values-cell-range-address="Planilha1.F48:Planilha1.F58" chart:label-cell-address="Planilha1.F47:Planilha1.F4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47:Planilha1.C47</svg:desc>
                </draw:g>
              </table:table-cell>
              <table:table-cell office:value-type="string">
                <text:p>MergeSort</text:p>
                <draw:g>
                  <svg:desc>Planilha1.D47:Planilha1.D47</svg:desc>
                </draw:g>
              </table:table-cell>
              <table:table-cell office:value-type="string">
                <text:p>QuickSort</text:p>
                <draw:g>
                  <svg:desc>Planilha1.E47:Planilha1.E47</svg:desc>
                </draw:g>
              </table:table-cell>
              <table:table-cell office:value-type="string">
                <text:p>HeapSort</text:p>
                <draw:g>
                  <svg:desc>Planilha1.F47:Planilha1.F47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48:Planilha1.B58</svg:desc>
                </draw:g>
              </table:table-cell>
              <table:table-cell office:value-type="float" office:value="367">
                <text:p>367</text:p>
                <draw:g>
                  <svg:desc>Planilha1.C48:Planilha1.C58</svg:desc>
                </draw:g>
              </table:table-cell>
              <table:table-cell office:value-type="float" office:value="1">
                <text:p>1</text:p>
                <draw:g>
                  <svg:desc>Planilha1.D48:Planilha1.D58</svg:desc>
                </draw:g>
              </table:table-cell>
              <table:table-cell office:value-type="float" office:value="256">
                <text:p>256</text:p>
                <draw:g>
                  <svg:desc>Planilha1.E48:Planilha1.E58</svg:desc>
                </draw:g>
              </table:table-cell>
              <table:table-cell office:value-type="float" office:value="2146">
                <text:p>2146</text:p>
                <draw:g>
                  <svg:desc>Planilha1.F48:Planilha1.F5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38">
                <text:p>738</text:p>
              </table:table-cell>
              <table:table-cell office:value-type="float" office:value="1">
                <text:p>1</text:p>
              </table:table-cell>
              <table:table-cell office:value-type="float" office:value="517">
                <text:p>517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70">
                <text:p>1470</text:p>
              </table:table-cell>
              <table:table-cell office:value-type="float" office:value="1">
                <text:p>1</text:p>
              </table:table-cell>
              <table:table-cell office:value-type="float" office:value="1034">
                <text:p>1034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12">
                <text:p>2912</text:p>
              </table:table-cell>
              <table:table-cell office:value-type="float" office:value="1">
                <text:p>1</text:p>
              </table:table-cell>
              <table:table-cell office:value-type="float" office:value="2090">
                <text:p>2090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789">
                <text:p>5789</text:p>
              </table:table-cell>
              <table:table-cell office:value-type="float" office:value="1">
                <text:p>1</text:p>
              </table:table-cell>
              <table:table-cell office:value-type="float" office:value="4222">
                <text:p>4222</text:p>
              </table:table-cell>
              <table:table-cell office:value-type="float" office:value="51020">
                <text:p>5102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1338">
                <text:p>11338</text:p>
              </table:table-cell>
              <table:table-cell office:value-type="float" office:value="1">
                <text:p>1</text:p>
              </table:table-cell>
              <table:table-cell office:value-type="float" office:value="8739">
                <text:p>8739</text:p>
              </table:table-cell>
              <table:table-cell office:value-type="float" office:value="110258">
                <text:p>11025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3726">
                <text:p>23726</text:p>
              </table:table-cell>
              <table:table-cell office:value-type="float" office:value="1">
                <text:p>1</text:p>
              </table:table-cell>
              <table:table-cell office:value-type="float" office:value="16397">
                <text:p>16397</text:p>
              </table:table-cell>
              <table:table-cell office:value-type="float" office:value="237540">
                <text:p>23754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7478">
                <text:p>47478</text:p>
              </table:table-cell>
              <table:table-cell office:value-type="float" office:value="1">
                <text:p>1</text:p>
              </table:table-cell>
              <table:table-cell office:value-type="float" office:value="32804">
                <text:p>32804</text:p>
              </table:table-cell>
              <table:table-cell office:value-type="float" office:value="506944">
                <text:p>50694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94869">
                <text:p>94869</text:p>
              </table:table-cell>
              <table:table-cell office:value-type="float" office:value="1">
                <text:p>1</text:p>
              </table:table-cell>
              <table:table-cell office:value-type="float" office:value="65576">
                <text:p>65576</text:p>
              </table:table-cell>
              <table:table-cell office:value-type="float" office:value="1077989">
                <text:p>1077989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89938">
                <text:p>189938</text:p>
              </table:table-cell>
              <table:table-cell office:value-type="float" office:value="1">
                <text:p>1</text:p>
              </table:table-cell>
              <table:table-cell office:value-type="float" office:value="131227">
                <text:p>131227</text:p>
              </table:table-cell>
              <table:table-cell office:value-type="float" office:value="2285542">
                <text:p>2285542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349725">
                <text:p>349725</text:p>
              </table:table-cell>
              <table:table-cell office:value-type="float" office:value="1">
                <text:p>1</text:p>
              </table:table-cell>
              <table:table-cell office:value-type="float" office:value="283068">
                <text:p>283068</text:p>
              </table:table-cell>
              <table:table-cell office:value-type="float" office:value="4812045">
                <text:p>4812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48cm" svg:y="0.316cm" chart:style-name="ch2">
          <text:p>Número de comprações</text:p>
        </chart:title>
        <chart:legend chart:legend-position="end" svg:x="12.696cm" svg:y="3.456cm" style:legend-expansion="high" chart:style-name="ch3"/>
        <chart:plot-area chart:style-name="ch4" table:cell-range-address="Planilha1.B62:Planilha1.F73" chart:data-source-has-labels="both" svg:x="1.33cm" svg:y="1.275cm" svg:width="11.047cm" svg:height="6.569cm">
          <chartooo:coordinate-region svg:x="3.433cm" svg:y="1.275cm" svg:width="8.619cm" svg:height="5.054cm"/>
          <chart:axis chart:dimension="x" chart:name="primary-x" chart:style-name="ch5" chartooo:axis-type="auto">
            <chartooo:date-scale/>
            <chart:title svg:x="6.703cm" svg:y="8.024cm" chart:style-name="ch6">
              <text:p>n</text:p>
            </chart:title>
            <chart:categories table:cell-range-address="Planilha1.B63:Planilha1.B73"/>
          </chart:axis>
          <chart:axis chart:dimension="y" chart:name="primary-y" chart:style-name="ch5">
            <chart:title svg:x="0.451cm" svg:y="5.595cm" chart:style-name="ch7">
              <text:p>comparações</text:p>
            </chart:title>
            <chart:grid chart:style-name="ch8" chart:class="major"/>
          </chart:axis>
          <chart:series chart:style-name="ch9" chart:values-cell-range-address="Planilha1.C63:Planilha1.C73" chart:label-cell-address="Planilha1.C62:Planilha1.C62" chart:class="chart:line">
            <chart:data-point chart:repeated="11"/>
          </chart:series>
          <chart:series chart:style-name="ch10" chart:values-cell-range-address="Planilha1.D63:Planilha1.D73" chart:label-cell-address="Planilha1.D62:Planilha1.D62" chart:class="chart:line">
            <chart:data-point chart:repeated="11"/>
          </chart:series>
          <chart:series chart:style-name="ch11" chart:values-cell-range-address="Planilha1.E63:Planilha1.E73" chart:label-cell-address="Planilha1.E62:Planilha1.E62" chart:class="chart:line">
            <chart:data-point chart:repeated="11"/>
          </chart:series>
          <chart:series chart:style-name="ch12" chart:values-cell-range-address="Planilha1.F63:Planilha1.F73" chart:label-cell-address="Planilha1.F62:Planilha1.F6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62:Planilha1.C62</svg:desc>
                </draw:g>
              </table:table-cell>
              <table:table-cell office:value-type="string">
                <text:p>MergeSort</text:p>
                <draw:g>
                  <svg:desc>Planilha1.D62:Planilha1.D62</svg:desc>
                </draw:g>
              </table:table-cell>
              <table:table-cell office:value-type="string">
                <text:p>QuickSort</text:p>
                <draw:g>
                  <svg:desc>Planilha1.E62:Planilha1.E62</svg:desc>
                </draw:g>
              </table:table-cell>
              <table:table-cell office:value-type="string">
                <text:p>HeapSort</text:p>
                <draw:g>
                  <svg:desc>Planilha1.F62:Planilha1.F6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63:Planilha1.B73</svg:desc>
                </draw:g>
              </table:table-cell>
              <table:table-cell office:value-type="float" office:value="249">
                <text:p>249</text:p>
                <draw:g>
                  <svg:desc>Planilha1.C63:Planilha1.C73</svg:desc>
                </draw:g>
              </table:table-cell>
              <table:table-cell office:value-type="float" office:value="251">
                <text:p>251</text:p>
                <draw:g>
                  <svg:desc>Planilha1.D63:Planilha1.D73</svg:desc>
                </draw:g>
              </table:table-cell>
              <table:table-cell office:value-type="float" office:value="31320">
                <text:p>31320</text:p>
                <draw:g>
                  <svg:desc>Planilha1.E63:Planilha1.E73</svg:desc>
                </draw:g>
              </table:table-cell>
              <table:table-cell office:value-type="float" office:value="3871">
                <text:p>3871</text:p>
                <draw:g>
                  <svg:desc>Planilha1.F63:Planilha1.F7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122592">
                <text:p>122592</text:p>
              </table:table-cell>
              <table:table-cell office:value-type="float" office:value="8772">
                <text:p>87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01">
                <text:p>1001</text:p>
              </table:table-cell>
              <table:table-cell office:value-type="float" office:value="480293">
                <text:p>480293</text:p>
              </table:table-cell>
              <table:table-cell office:value-type="float" office:value="19625">
                <text:p>19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1867475">
                <text:p>1867475</text:p>
              </table:table-cell>
              <table:table-cell office:value-type="float" office:value="43278">
                <text:p>432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  <table:table-cell office:value-type="float" office:value="4001">
                <text:p>4001</text:p>
              </table:table-cell>
              <table:table-cell office:value-type="float" office:value="7310347">
                <text:p>7310347</text:p>
              </table:table-cell>
              <table:table-cell office:value-type="float" office:value="94677">
                <text:p>9467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999">
                <text:p>7999</text:p>
              </table:table-cell>
              <table:table-cell office:value-type="float" office:value="8001">
                <text:p>8001</text:p>
              </table:table-cell>
              <table:table-cell office:value-type="float" office:value="27509155">
                <text:p>27509155</text:p>
              </table:table-cell>
              <table:table-cell office:value-type="float" office:value="205302">
                <text:p>20530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5999">
                <text:p>15999</text:p>
              </table:table-cell>
              <table:table-cell office:value-type="float" office:value="16001">
                <text:p>16001</text:p>
              </table:table-cell>
              <table:table-cell office:value-type="float" office:value="128023998">
                <text:p>128023998</text:p>
              </table:table-cell>
              <table:table-cell office:value-type="float" office:value="442872">
                <text:p>44287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1999">
                <text:p>31999</text:p>
              </table:table-cell>
              <table:table-cell office:value-type="float" office:value="32001">
                <text:p>32001</text:p>
              </table:table-cell>
              <table:table-cell office:value-type="float" office:value="512047998">
                <text:p>512047998</text:p>
              </table:table-cell>
              <table:table-cell office:value-type="float" office:value="949813">
                <text:p>94981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3999">
                <text:p>63999</text:p>
              </table:table-cell>
              <table:table-cell office:value-type="float" office:value="64001">
                <text:p>64001</text:p>
              </table:table-cell>
              <table:table-cell office:value-type="float" office:value="2048095998">
                <text:p>2048095998</text:p>
              </table:table-cell>
              <table:table-cell office:value-type="float" office:value="2029138">
                <text:p>202913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7999">
                <text:p>127999</text:p>
              </table:table-cell>
              <table:table-cell office:value-type="float" office:value="128001">
                <text:p>128001</text:p>
              </table:table-cell>
              <table:table-cell office:value-type="float" office:value="8192191998">
                <text:p>8192191998</text:p>
              </table:table-cell>
              <table:table-cell office:value-type="float" office:value="4314695">
                <text:p>4314695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5999">
                <text:p>255999</text:p>
              </table:table-cell>
              <table:table-cell office:value-type="float" office:value="256001">
                <text:p>256001</text:p>
              </table:table-cell>
              <table:table-cell office:value-type="float" office:value="17210652695">
                <text:p>17210652695</text:p>
              </table:table-cell>
              <table:table-cell office:value-type="float" office:value="9154211">
                <text:p>91542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389cm" svg:y="0.316cm" chart:style-name="ch2">
          <text:p>Número de Comparações</text:p>
        </chart:title>
        <chart:legend chart:legend-position="end" svg:x="12.696cm" svg:y="3.706cm" style:legend-expansion="high" chart:style-name="ch3"/>
        <chart:plot-area chart:style-name="ch4" table:cell-range-address="Planilha1.B62:Planilha1.D73 Planilha1.F62:Planilha1.F73" chart:data-source-has-labels="both" svg:x="1.33cm" svg:y="1.275cm" svg:width="11.047cm" svg:height="6.57cm">
          <chartooo:coordinate-region svg:x="2.877cm" svg:y="1.275cm" svg:width="9.174cm" svg:height="5.055cm"/>
          <chart:axis chart:dimension="x" chart:name="primary-x" chart:style-name="ch5" chartooo:axis-type="auto">
            <chartooo:date-scale/>
            <chart:title svg:x="6.703cm" svg:y="8.025cm" chart:style-name="ch6">
              <text:p>n</text:p>
            </chart:title>
            <chart:categories table:cell-range-address="Planilha1.B63:Planilha1.B73"/>
          </chart:axis>
          <chart:axis chart:dimension="y" chart:name="primary-y" chart:style-name="ch5">
            <chart:title svg:x="0.451cm" svg:y="5.596cm" chart:style-name="ch7">
              <text:p>comparações</text:p>
            </chart:title>
            <chart:grid chart:style-name="ch8" chart:class="major"/>
          </chart:axis>
          <chart:series chart:style-name="ch9" chart:values-cell-range-address="Planilha1.C63:Planilha1.C73" chart:label-cell-address="Planilha1.C62:Planilha1.C62" chart:class="chart:line">
            <chart:data-point chart:repeated="11"/>
          </chart:series>
          <chart:series chart:style-name="ch10" chart:values-cell-range-address="Planilha1.D63:Planilha1.D73" chart:label-cell-address="Planilha1.D62:Planilha1.D62" chart:class="chart:line">
            <chart:data-point chart:repeated="11"/>
          </chart:series>
          <chart:series chart:style-name="ch11" chart:values-cell-range-address="Planilha1.F63:Planilha1.F73" chart:label-cell-address="Planilha1.F62:Planilha1.F6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Planilha1.C62:Planilha1.C62</svg:desc>
                </draw:g>
              </table:table-cell>
              <table:table-cell office:value-type="string">
                <text:p>MergeSort</text:p>
                <draw:g>
                  <svg:desc>Planilha1.D62:Planilha1.D62</svg:desc>
                </draw:g>
              </table:table-cell>
              <table:table-cell office:value-type="string">
                <text:p>HeapSort</text:p>
                <draw:g>
                  <svg:desc>Planilha1.F62:Planilha1.F6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Planilha1.B63:Planilha1.B73</svg:desc>
                </draw:g>
              </table:table-cell>
              <table:table-cell office:value-type="float" office:value="249">
                <text:p>249</text:p>
                <draw:g>
                  <svg:desc>Planilha1.C63:Planilha1.C73</svg:desc>
                </draw:g>
              </table:table-cell>
              <table:table-cell office:value-type="float" office:value="251">
                <text:p>251</text:p>
                <draw:g>
                  <svg:desc>Planilha1.D63:Planilha1.D73</svg:desc>
                </draw:g>
              </table:table-cell>
              <table:table-cell office:value-type="float" office:value="3871">
                <text:p>3871</text:p>
                <draw:g>
                  <svg:desc>Planilha1.F63:Planilha1.F7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8772">
                <text:p>87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01">
                <text:p>1001</text:p>
              </table:table-cell>
              <table:table-cell office:value-type="float" office:value="19625">
                <text:p>19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43278">
                <text:p>432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  <table:table-cell office:value-type="float" office:value="4001">
                <text:p>4001</text:p>
              </table:table-cell>
              <table:table-cell office:value-type="float" office:value="94677">
                <text:p>9467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999">
                <text:p>7999</text:p>
              </table:table-cell>
              <table:table-cell office:value-type="float" office:value="8001">
                <text:p>8001</text:p>
              </table:table-cell>
              <table:table-cell office:value-type="float" office:value="205302">
                <text:p>20530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5999">
                <text:p>15999</text:p>
              </table:table-cell>
              <table:table-cell office:value-type="float" office:value="16001">
                <text:p>16001</text:p>
              </table:table-cell>
              <table:table-cell office:value-type="float" office:value="442872">
                <text:p>44287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1999">
                <text:p>31999</text:p>
              </table:table-cell>
              <table:table-cell office:value-type="float" office:value="32001">
                <text:p>32001</text:p>
              </table:table-cell>
              <table:table-cell office:value-type="float" office:value="949813">
                <text:p>94981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3999">
                <text:p>63999</text:p>
              </table:table-cell>
              <table:table-cell office:value-type="float" office:value="64001">
                <text:p>64001</text:p>
              </table:table-cell>
              <table:table-cell office:value-type="float" office:value="2029138">
                <text:p>202913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7999">
                <text:p>127999</text:p>
              </table:table-cell>
              <table:table-cell office:value-type="float" office:value="128001">
                <text:p>128001</text:p>
              </table:table-cell>
              <table:table-cell office:value-type="float" office:value="4314695">
                <text:p>4314695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5999">
                <text:p>255999</text:p>
              </table:table-cell>
              <table:table-cell office:value-type="float" office:value="256001">
                <text:p>256001</text:p>
              </table:table-cell>
              <table:table-cell office:value-type="float" office:value="9154211">
                <text:p>9154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